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7" table:default-cell-style-name="Default"/>
        <table:table-row table:style-name="ro1">
          <table:table-cell office:value-type="string" calcext:value-type="string">
            <text:p>HSRCcalib</text:p>
          </table:table-cell>
          <table:table-cell table:number-columns-repeated="16" office:value-type="float" office:value="2002" calcext:value-type="float">
            <text:p>2002</text:p>
          </table:table-cell>
          <table:table-cell table:number-columns-repeated="18" office:value-type="float" office:value="2005" calcext:value-type="float">
            <text:p>2005</text:p>
          </table:table-cell>
          <table:table-cell table:number-columns-repeated="18" office:value-type="float" office:value="2008" calcext:value-type="float">
            <text:p>2008</text:p>
          </table:table-cell>
          <table:table-cell table:number-columns-repeated="18" office:value-type="float" office:value="2012" calcext:value-type="float">
            <text:p>2012</text:p>
          </table:table-cell>
          <table:table-cell table:number-columns-repeated="18" office:value-type="float" office:value="2017" calcext:value-type="float">
            <text:p>2017</text:p>
          </table:table-cell>
          <table:table-cell table:number-columns-repeated="1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ex</text:p>
          </table:table-cell>
          <table:table-cell table:number-columns-repeated="8" table:style-name="ce1" office:value-type="string" calcext:value-type="string">
            <text:p>Males</text:p>
          </table:table-cell>
          <table:table-cell table:number-columns-repeated="8" table:style-name="ce1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table:style-name="ce1" office:value-type="string" calcext:value-type="string">
            <text:p>Males</text:p>
          </table:table-cell>
          <table:table-cell table:number-columns-repeated="9" table:style-name="ce1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</table:table-row>
        <table:table-row table:style-name="ro2">
          <table:table-cell/>
          <table:table-cell table:style-name="ce1" table:number-columns-repeated="16"/>
          <table:table-cell table:number-columns-repeated="18"/>
          <table:table-cell table:style-name="ce1" table:number-columns-repeated="18"/>
          <table:table-cell table:number-columns-repeated="5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26125428" calcext:value-type="float">
            <text:p>0.0126125428</text:p>
          </table:table-cell>
          <table:table-cell office:value-type="float" office:value="0.092171436" calcext:value-type="float">
            <text:p>0.092171436</text:p>
          </table:table-cell>
          <table:table-cell office:value-type="float" office:value="0.158278508" calcext:value-type="float">
            <text:p>0.158278508</text:p>
          </table:table-cell>
          <table:table-cell office:value-type="float" office:value="0.181220847" calcext:value-type="float">
            <text:p>0.181220847</text:p>
          </table:table-cell>
          <table:table-cell office:value-type="float" office:value="0.176818093" calcext:value-type="float">
            <text:p>0.176818093</text:p>
          </table:table-cell>
          <table:table-cell office:value-type="float" office:value="0.157402165" calcext:value-type="float">
            <text:p>0.157402165</text:p>
          </table:table-cell>
          <table:table-cell office:value-type="float" office:value="0.126629144" calcext:value-type="float">
            <text:p>0.126629144</text:p>
          </table:table-cell>
          <table:table-cell office:value-type="float" office:value="0.0893281817" calcext:value-type="float">
            <text:p>0.0893281817</text:p>
          </table:table-cell>
          <table:table-cell office:value-type="float" office:value="0.07202029" calcext:value-type="float">
            <text:p>0.07202029</text:p>
          </table:table-cell>
          <table:table-cell office:value-type="float" office:value="0.237077786" calcext:value-type="float">
            <text:p>0.237077786</text:p>
          </table:table-cell>
          <table:table-cell office:value-type="float" office:value="0.229923188" calcext:value-type="float">
            <text:p>0.229923188</text:p>
          </table:table-cell>
          <table:table-cell office:value-type="float" office:value="0.182169698" calcext:value-type="float">
            <text:p>0.182169698</text:p>
          </table:table-cell>
          <table:table-cell office:value-type="float" office:value="0.150194936" calcext:value-type="float">
            <text:p>0.150194936</text:p>
          </table:table-cell>
          <table:table-cell office:value-type="float" office:value="0.116062984" calcext:value-type="float">
            <text:p>0.116062984</text:p>
          </table:table-cell>
          <table:table-cell office:value-type="float" office:value="0.0797639551" calcext:value-type="float">
            <text:p>0.0797639551</text:p>
          </table:table-cell>
          <table:table-cell office:value-type="float" office:value="0.0481624366" calcext:value-type="float">
            <text:p>0.0481624366</text:p>
          </table:table-cell>
          <table:table-cell office:value-type="float" office:value="0.01029358442" calcext:value-type="float">
            <text:p>0.01029358442</text:p>
          </table:table-cell>
          <table:table-cell office:value-type="float" office:value="0.0878819661" calcext:value-type="float">
            <text:p>0.0878819661</text:p>
          </table:table-cell>
          <table:table-cell office:value-type="float" office:value="0.17623837" calcext:value-type="float">
            <text:p>0.17623837</text:p>
          </table:table-cell>
          <table:table-cell office:value-type="float" office:value="0.204274935" calcext:value-type="float">
            <text:p>0.204274935</text:p>
          </table:table-cell>
          <table:table-cell office:value-type="float" office:value="0.196363868" calcext:value-type="float">
            <text:p>0.196363868</text:p>
          </table:table-cell>
          <table:table-cell office:value-type="float" office:value="0.171260665" calcext:value-type="float">
            <text:p>0.171260665</text:p>
          </table:table-cell>
          <table:table-cell office:value-type="float" office:value="0.140171353" calcext:value-type="float">
            <text:p>0.140171353</text:p>
          </table:table-cell>
          <table:table-cell office:value-type="float" office:value="0.1038895086" calcext:value-type="float">
            <text:p>0.1038895086</text:p>
          </table:table-cell>
          <table:table-cell office:value-type="float" office:value="0.0675411321" calcext:value-type="float">
            <text:p>0.0675411321</text:p>
          </table:table-cell>
          <table:table-cell office:value-type="float" office:value="0.0649983561" calcext:value-type="float">
            <text:p>0.0649983561</text:p>
          </table:table-cell>
          <table:table-cell office:value-type="float" office:value="0.246044337" calcext:value-type="float">
            <text:p>0.246044337</text:p>
          </table:table-cell>
          <table:table-cell office:value-type="float" office:value="0.293102838" calcext:value-type="float">
            <text:p>0.293102838</text:p>
          </table:table-cell>
          <table:table-cell office:value-type="float" office:value="0.238213339" calcext:value-type="float">
            <text:p>0.238213339</text:p>
          </table:table-cell>
          <table:table-cell office:value-type="float" office:value="0.195139395" calcext:value-type="float">
            <text:p>0.195139395</text:p>
          </table:table-cell>
          <table:table-cell office:value-type="float" office:value="0.156705275" calcext:value-type="float">
            <text:p>0.156705275</text:p>
          </table:table-cell>
          <table:table-cell office:value-type="float" office:value="0.115260423" calcext:value-type="float">
            <text:p>0.115260423</text:p>
          </table:table-cell>
          <table:table-cell office:value-type="float" office:value="0.0751326936" calcext:value-type="float">
            <text:p>0.0751326936</text:p>
          </table:table-cell>
          <table:table-cell office:value-type="float" office:value="0.0426393046" calcext:value-type="float">
            <text:p>0.0426393046</text:p>
          </table:table-cell>
          <table:table-cell office:value-type="float" office:value="0.0091236474" calcext:value-type="float">
            <text:p>0.0091236474</text:p>
          </table:table-cell>
          <table:table-cell office:value-type="float" office:value="0.074090597" calcext:value-type="float">
            <text:p>0.074090597</text:p>
          </table:table-cell>
          <table:table-cell office:value-type="float" office:value="0.171945174" calcext:value-type="float">
            <text:p>0.171945174</text:p>
          </table:table-cell>
          <table:table-cell office:value-type="float" office:value="0.217921871" calcext:value-type="float">
            <text:p>0.217921871</text:p>
          </table:table-cell>
          <table:table-cell office:value-type="float" office:value="0.211458012" calcext:value-type="float">
            <text:p>0.211458012</text:p>
          </table:table-cell>
          <table:table-cell office:value-type="float" office:value="0.182017809" calcext:value-type="float">
            <text:p>0.182017809</text:p>
          </table:table-cell>
          <table:table-cell office:value-type="float" office:value="0.148699902" calcext:value-type="float">
            <text:p>0.148699902</text:p>
          </table:table-cell>
          <table:table-cell office:value-type="float" office:value="0.114021244" calcext:value-type="float">
            <text:p>0.114021244</text:p>
          </table:table-cell>
          <table:table-cell office:value-type="float" office:value="0.0783853168" calcext:value-type="float">
            <text:p>0.0783853168</text:p>
          </table:table-cell>
          <table:table-cell office:value-type="float" office:value="0.0561704771" calcext:value-type="float">
            <text:p>0.0561704771</text:p>
          </table:table-cell>
          <table:table-cell office:value-type="float" office:value="0.227021609" calcext:value-type="float">
            <text:p>0.227021609</text:p>
          </table:table-cell>
          <table:table-cell office:value-type="float" office:value="0.321965689" calcext:value-type="float">
            <text:p>0.321965689</text:p>
          </table:table-cell>
          <table:table-cell office:value-type="float" office:value="0.293559766" calcext:value-type="float">
            <text:p>0.293559766</text:p>
          </table:table-cell>
          <table:table-cell office:value-type="float" office:value="0.237545585" calcext:value-type="float">
            <text:p>0.237545585</text:p>
          </table:table-cell>
          <table:table-cell office:value-type="float" office:value="0.192839566" calcext:value-type="float">
            <text:p>0.192839566</text:p>
          </table:table-cell>
          <table:table-cell office:value-type="float" office:value="0.148397601" calcext:value-type="float">
            <text:p>0.148397601</text:p>
          </table:table-cell>
          <table:table-cell office:value-type="float" office:value="0.1031326131" calcext:value-type="float">
            <text:p>0.1031326131</text:p>
          </table:table-cell>
          <table:table-cell office:value-type="float" office:value="0.063126319" calcext:value-type="float">
            <text:p>0.063126319</text:p>
          </table:table-cell>
          <table:table-cell office:value-type="float" office:value="0.0130299398" calcext:value-type="float">
            <text:p>0.0130299398</text:p>
          </table:table-cell>
          <table:table-cell office:value-type="float" office:value="0.0571910415" calcext:value-type="float">
            <text:p>0.0571910415</text:p>
          </table:table-cell>
          <table:table-cell office:value-type="float" office:value="0.14740537" calcext:value-type="float">
            <text:p>0.14740537</text:p>
          </table:table-cell>
          <table:table-cell office:value-type="float" office:value="0.222518824" calcext:value-type="float">
            <text:p>0.222518824</text:p>
          </table:table-cell>
          <table:table-cell office:value-type="float" office:value="0.232219512" calcext:value-type="float">
            <text:p>0.232219512</text:p>
          </table:table-cell>
          <table:table-cell office:value-type="float" office:value="0.206391756" calcext:value-type="float">
            <text:p>0.206391756</text:p>
          </table:table-cell>
          <table:table-cell office:value-type="float" office:value="0.168212825" calcext:value-type="float">
            <text:p>0.168212825</text:p>
          </table:table-cell>
          <table:table-cell office:value-type="float" office:value="0.132470613" calcext:value-type="float">
            <text:p>0.132470613</text:p>
          </table:table-cell>
          <table:table-cell office:value-type="float" office:value="0.0976847544" calcext:value-type="float">
            <text:p>0.0976847544</text:p>
          </table:table-cell>
          <table:table-cell office:value-type="float" office:value="0.0511105806" calcext:value-type="float">
            <text:p>0.0511105806</text:p>
          </table:table-cell>
          <table:table-cell office:value-type="float" office:value="0.192220876" calcext:value-type="float">
            <text:p>0.192220876</text:p>
          </table:table-cell>
          <table:table-cell office:value-type="float" office:value="0.310625877" calcext:value-type="float">
            <text:p>0.310625877</text:p>
          </table:table-cell>
          <table:table-cell office:value-type="float" office:value="0.354226441" calcext:value-type="float">
            <text:p>0.354226441</text:p>
          </table:table-cell>
          <table:table-cell office:value-type="float" office:value="0.305080378" calcext:value-type="float">
            <text:p>0.305080378</text:p>
          </table:table-cell>
          <table:table-cell office:value-type="float" office:value="0.24634171" calcext:value-type="float">
            <text:p>0.24634171</text:p>
          </table:table-cell>
          <table:table-cell office:value-type="float" office:value="0.195354819" calcext:value-type="float">
            <text:p>0.195354819</text:p>
          </table:table-cell>
          <table:table-cell office:value-type="float" office:value="0.145275104" calcext:value-type="float">
            <text:p>0.145275104</text:p>
          </table:table-cell>
          <table:table-cell office:value-type="float" office:value="0.0972422034" calcext:value-type="float">
            <text:p>0.0972422034</text:p>
          </table:table-cell>
          <table:table-cell office:value-type="float" office:value="0.0247295332" calcext:value-type="float">
            <text:p>0.0247295332</text:p>
          </table:table-cell>
          <table:table-cell office:value-type="float" office:value="0.0448770567" calcext:value-type="float">
            <text:p>0.0448770567</text:p>
          </table:table-cell>
          <table:table-cell office:value-type="float" office:value="0.1085549771" calcext:value-type="float">
            <text:p>0.1085549771</text:p>
          </table:table-cell>
          <table:table-cell office:value-type="float" office:value="0.192796777" calcext:value-type="float">
            <text:p>0.192796777</text:p>
          </table:table-cell>
          <table:table-cell office:value-type="float" office:value="0.24718328" calcext:value-type="float">
            <text:p>0.24718328</text:p>
          </table:table-cell>
          <table:table-cell office:value-type="float" office:value="0.241430355" calcext:value-type="float">
            <text:p>0.241430355</text:p>
          </table:table-cell>
          <table:table-cell office:value-type="float" office:value="0.208316335" calcext:value-type="float">
            <text:p>0.208316335</text:p>
          </table:table-cell>
          <table:table-cell office:value-type="float" office:value="0.166683807" calcext:value-type="float">
            <text:p>0.166683807</text:p>
          </table:table-cell>
          <table:table-cell office:value-type="float" office:value="0.129504483" calcext:value-type="float">
            <text:p>0.129504483</text:p>
          </table:table-cell>
          <table:table-cell office:value-type="float" office:value="0.0554330299" calcext:value-type="float">
            <text:p>0.0554330299</text:p>
          </table:table-cell>
          <table:table-cell office:value-type="float" office:value="0.148706934" calcext:value-type="float">
            <text:p>0.148706934</text:p>
          </table:table-cell>
          <table:table-cell office:value-type="float" office:value="0.259633287" calcext:value-type="float">
            <text:p>0.259633287</text:p>
          </table:table-cell>
          <table:table-cell office:value-type="float" office:value="0.352296436" calcext:value-type="float">
            <text:p>0.352296436</text:p>
          </table:table-cell>
          <table:table-cell office:value-type="float" office:value="0.383879717" calcext:value-type="float">
            <text:p>0.383879717</text:p>
          </table:table-cell>
          <table:table-cell office:value-type="float" office:value="0.328600198" calcext:value-type="float">
            <text:p>0.328600198</text:p>
          </table:table-cell>
          <table:table-cell office:value-type="float" office:value="0.263969935" calcext:value-type="float">
            <text:p>0.263969935</text:p>
          </table:table-cell>
          <table:table-cell office:value-type="float" office:value="0.206781906" calcext:value-type="float">
            <text:p>0.206781906</text:p>
          </table:table-cell>
          <table:table-cell office:value-type="float" office:value="0.152423757" calcext:value-type="float">
            <text:p>0.152423757</text:p>
          </table:table-cell>
          <table:table-cell office:value-type="float" office:value="0.0297894284" calcext:value-type="float">
            <text:p>0.0297894284</text:p>
          </table:table-cell>
          <table:table-cell office:value-type="float" office:value="0.0432573596" calcext:value-type="float">
            <text:p>0.0432573596</text:p>
          </table:table-cell>
          <table:table-cell office:value-type="float" office:value="0.075325876" calcext:value-type="float">
            <text:p>0.075325876</text:p>
          </table:table-cell>
          <table:table-cell office:value-type="float" office:value="0.140620557" calcext:value-type="float">
            <text:p>0.140620557</text:p>
          </table:table-cell>
          <table:table-cell office:value-type="float" office:value="0.212652165" calcext:value-type="float">
            <text:p>0.212652165</text:p>
          </table:table-cell>
          <table:table-cell office:value-type="float" office:value="0.253678494" calcext:value-type="float">
            <text:p>0.253678494</text:p>
          </table:table-cell>
          <table:table-cell office:value-type="float" office:value="0.241466663" calcext:value-type="float">
            <text:p>0.241466663</text:p>
          </table:table-cell>
          <table:table-cell office:value-type="float" office:value="0.205856008" calcext:value-type="float">
            <text:p>0.205856008</text:p>
          </table:table-cell>
          <table:table-cell office:value-type="float" office:value="0.163450046" calcext:value-type="float">
            <text:p>0.163450046</text:p>
          </table:table-cell>
          <table:table-cell office:value-type="float" office:value="0.0530275369" calcext:value-type="float">
            <text:p>0.0530275369</text:p>
          </table:table-cell>
          <table:table-cell office:value-type="float" office:value="0.124018448" calcext:value-type="float">
            <text:p>0.124018448</text:p>
          </table:table-cell>
          <table:table-cell office:value-type="float" office:value="0.197163251" calcext:value-type="float">
            <text:p>0.197163251</text:p>
          </table:table-cell>
          <table:table-cell office:value-type="float" office:value="0.294052249" calcext:value-type="float">
            <text:p>0.294052249</text:p>
          </table:table-cell>
          <table:table-cell office:value-type="float" office:value="0.376720598" calcext:value-type="float">
            <text:p>0.376720598</text:p>
          </table:table-cell>
          <table:table-cell office:value-type="float" office:value="0.400616562" calcext:value-type="float">
            <text:p>0.400616562</text:p>
          </table:table-cell>
          <table:table-cell office:value-type="float" office:value="0.341726958" calcext:value-type="float">
            <text:p>0.341726958</text:p>
          </table:table-cell>
          <table:table-cell office:value-type="float" office:value="0.273731722" calcext:value-type="float">
            <text:p>0.273731722</text:p>
          </table:table-cell>
          <table:table-cell office:value-type="float" office:value="0.213702304" calcext:value-type="float">
            <text:p>0.213702304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010944935" calcext:value-type="float">
            <text:p>0.010944935</text:p>
          </table:table-cell>
          <table:table-cell office:value-type="float" office:value="0.084162585" calcext:value-type="float">
            <text:p>0.084162585</text:p>
          </table:table-cell>
          <table:table-cell office:value-type="float" office:value="0.147589725" calcext:value-type="float">
            <text:p>0.147589725</text:p>
          </table:table-cell>
          <table:table-cell office:value-type="float" office:value="0.1695328" calcext:value-type="float">
            <text:p>0.1695328</text:p>
          </table:table-cell>
          <table:table-cell office:value-type="float" office:value="0.1661706" calcext:value-type="float">
            <text:p>0.1661706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1742" calcext:value-type="float">
            <text:p>0.11742</text:p>
          </table:table-cell>
          <table:table-cell office:value-type="float" office:value="0.0816744" calcext:value-type="float">
            <text:p>0.0816744</text:p>
          </table:table-cell>
          <table:table-cell office:value-type="float" office:value="0.0673288" calcext:value-type="float">
            <text:p>0.0673288</text:p>
          </table:table-cell>
          <table:table-cell office:value-type="float" office:value="0.228038875" calcext:value-type="float">
            <text:p>0.228038875</text:p>
          </table:table-cell>
          <table:table-cell office:value-type="float" office:value="0.219753575" calcext:value-type="float">
            <text:p>0.219753575</text:p>
          </table:table-cell>
          <table:table-cell office:value-type="float" office:value="0.1739454" calcext:value-type="float">
            <text:p>0.1739454</text:p>
          </table:table-cell>
          <table:table-cell office:value-type="float" office:value="0.14244315" calcext:value-type="float">
            <text:p>0.14244315</text:p>
          </table:table-cell>
          <table:table-cell office:value-type="float" office:value="0.10928" calcext:value-type="float">
            <text:p>0.10928</text:p>
          </table:table-cell>
          <table:table-cell office:value-type="float" office:value="0.0741048" calcext:value-type="float">
            <text:p>0.0741048</text:p>
          </table:table-cell>
          <table:table-cell office:value-type="float" office:value="0.0437360125" calcext:value-type="float">
            <text:p>0.0437360125</text:p>
          </table:table-cell>
          <table:table-cell office:value-type="float" office:value="0.008996" calcext:value-type="float">
            <text:p>0.008996</text:p>
          </table:table-cell>
          <table:table-cell office:value-type="float" office:value="0.08049189" calcext:value-type="float">
            <text:p>0.08049189</text:p>
          </table:table-cell>
          <table:table-cell office:value-type="float" office:value="0.1656921" calcext:value-type="float">
            <text:p>0.1656921</text:p>
          </table:table-cell>
          <table:table-cell office:value-type="float" office:value="0.192898675" calcext:value-type="float">
            <text:p>0.192898675</text:p>
          </table:table-cell>
          <table:table-cell office:value-type="float" office:value="0.18664675" calcext:value-type="float">
            <text:p>0.18664675</text:p>
          </table:table-cell>
          <table:table-cell office:value-type="float" office:value="0.1633812" calcext:value-type="float">
            <text:p>0.1633812</text:p>
          </table:table-cell>
          <table:table-cell office:value-type="float" office:value="0.133473975" calcext:value-type="float">
            <text:p>0.133473975</text:p>
          </table:table-cell>
          <table:table-cell office:value-type="float" office:value="0.097743175" calcext:value-type="float">
            <text:p>0.097743175</text:p>
          </table:table-cell>
          <table:table-cell office:value-type="float" office:value="0.06258165" calcext:value-type="float">
            <text:p>0.06258165</text:p>
          </table:table-cell>
          <table:table-cell office:value-type="float" office:value="0.061152585" calcext:value-type="float">
            <text:p>0.061152585</text:p>
          </table:table-cell>
          <table:table-cell office:value-type="float" office:value="0.238059" calcext:value-type="float">
            <text:p>0.238059</text:p>
          </table:table-cell>
          <table:table-cell office:value-type="float" office:value="0.28434755" calcext:value-type="float">
            <text:p>0.28434755</text:p>
          </table:table-cell>
          <table:table-cell office:value-type="float" office:value="0.229946" calcext:value-type="float">
            <text:p>0.229946</text:p>
          </table:table-cell>
          <table:table-cell office:value-type="float" office:value="0.187214" calcext:value-type="float">
            <text:p>0.187214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0.1090034" calcext:value-type="float">
            <text:p>0.1090034</text:p>
          </table:table-cell>
          <table:table-cell office:value-type="float" office:value="0.0696696" calcext:value-type="float">
            <text:p>0.0696696</text:p>
          </table:table-cell>
          <table:table-cell office:value-type="float" office:value="0.03865295" calcext:value-type="float">
            <text:p>0.03865295</text:p>
          </table:table-cell>
          <table:table-cell office:value-type="float" office:value="0.00811048" calcext:value-type="float">
            <text:p>0.00811048</text:p>
          </table:table-cell>
          <table:table-cell office:value-type="float" office:value="0.0678838" calcext:value-type="float">
            <text:p>0.0678838</text:p>
          </table:table-cell>
          <table:table-cell office:value-type="float" office:value="0.161045" calcext:value-type="float">
            <text:p>0.161045</text:p>
          </table:table-cell>
          <table:table-cell office:value-type="float" office:value="0.2071832" calcext:value-type="float">
            <text:p>0.2071832</text:p>
          </table:table-cell>
          <table:table-cell office:value-type="float" office:value="0.202066225" calcext:value-type="float">
            <text:p>0.202066225</text:p>
          </table:table-cell>
          <table:table-cell office:value-type="float" office:value="0.174572" calcext:value-type="float">
            <text:p>0.174572</text:p>
          </table:table-cell>
          <table:table-cell office:value-type="float" office:value="0.1426042" calcext:value-type="float">
            <text:p>0.1426042</text:p>
          </table:table-cell>
          <table:table-cell office:value-type="float" office:value="0.108730625" calcext:value-type="float">
            <text:p>0.108730625</text:p>
          </table:table-cell>
          <table:table-cell office:value-type="float" office:value="0.0732652" calcext:value-type="float">
            <text:p>0.0732652</text:p>
          </table:table-cell>
          <table:table-cell office:value-type="float" office:value="0.053168635" calcext:value-type="float">
            <text:p>0.053168635</text:p>
          </table:table-cell>
          <table:table-cell office:value-type="float" office:value="0.2199437" calcext:value-type="float">
            <text:p>0.2199437</text:p>
          </table:table-cell>
          <table:table-cell office:value-type="float" office:value="0.31445375" calcext:value-type="float">
            <text:p>0.31445375</text:p>
          </table:table-cell>
          <table:table-cell office:value-type="float" office:value="0.2862913" calcext:value-type="float">
            <text:p>0.2862913</text:p>
          </table:table-cell>
          <table:table-cell office:value-type="float" office:value="0.229351" calcext:value-type="float">
            <text:p>0.229351</text:p>
          </table:table-cell>
          <table:table-cell office:value-type="float" office:value="0.18582" calcext:value-type="float">
            <text:p>0.18582</text:p>
          </table:table-cell>
          <table:table-cell office:value-type="float" office:value="0.142143225" calcext:value-type="float">
            <text:p>0.142143225</text:p>
          </table:table-cell>
          <table:table-cell office:value-type="float" office:value="0.097377865" calcext:value-type="float">
            <text:p>0.097377865</text:p>
          </table:table-cell>
          <table:table-cell office:value-type="float" office:value="0.0584396" calcext:value-type="float">
            <text:p>0.0584396</text:p>
          </table:table-cell>
          <table:table-cell office:value-type="float" office:value="0.0121294" calcext:value-type="float">
            <text:p>0.0121294</text:p>
          </table:table-cell>
          <table:table-cell office:value-type="float" office:value="0.0526150325" calcext:value-type="float">
            <text:p>0.0526150325</text:p>
          </table:table-cell>
          <table:table-cell office:value-type="float" office:value="0.13746" calcext:value-type="float">
            <text:p>0.13746</text:p>
          </table:table-cell>
          <table:table-cell office:value-type="float" office:value="0.211365" calcext:value-type="float">
            <text:p>0.211365</text:p>
          </table:table-cell>
          <table:table-cell office:value-type="float" office:value="0.223039" calcext:value-type="float">
            <text:p>0.223039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162764" calcext:value-type="float">
            <text:p>0.162764</text:p>
          </table:table-cell>
          <table:table-cell office:value-type="float" office:value="0.127621" calcext:value-type="float">
            <text:p>0.127621</text:p>
          </table:table-cell>
          <table:table-cell office:value-type="float" office:value="0.0928435" calcext:value-type="float">
            <text:p>0.0928435</text:p>
          </table:table-cell>
          <table:table-cell office:value-type="float" office:value="0.0486545425" calcext:value-type="float">
            <text:p>0.0486545425</text:p>
          </table:table-cell>
          <table:table-cell office:value-type="float" office:value="0.185941" calcext:value-type="float">
            <text:p>0.185941</text:p>
          </table:table-cell>
          <table:table-cell office:value-type="float" office:value="0.303265825" calcext:value-type="float">
            <text:p>0.303265825</text:p>
          </table:table-cell>
          <table:table-cell office:value-type="float" office:value="0.3468446" calcext:value-type="float">
            <text:p>0.3468446</text:p>
          </table:table-cell>
          <table:table-cell office:value-type="float" office:value="0.297736" calcext:value-type="float">
            <text:p>0.297736</text:p>
          </table:table-cell>
          <table:table-cell office:value-type="float" office:value="0.238756" calcext:value-type="float">
            <text:p>0.238756</text:p>
          </table:table-cell>
          <table:table-cell office:value-type="float" office:value="0.188388" calcext:value-type="float">
            <text:p>0.188388</text:p>
          </table:table-cell>
          <table:table-cell office:value-type="float" office:value="0.138621" calcext:value-type="float">
            <text:p>0.138621</text:p>
          </table:table-cell>
          <table:table-cell office:value-type="float" office:value="0.091495505" calcext:value-type="float">
            <text:p>0.091495505</text:p>
          </table:table-cell>
          <table:table-cell office:value-type="float" office:value="0.023984515" calcext:value-type="float">
            <text:p>0.023984515</text:p>
          </table:table-cell>
          <table:table-cell office:value-type="float" office:value="0.0417346" calcext:value-type="float">
            <text:p>0.0417346</text:p>
          </table:table-cell>
          <table:table-cell office:value-type="float" office:value="0.1011628" calcext:value-type="float">
            <text:p>0.1011628</text:p>
          </table:table-cell>
          <table:table-cell office:value-type="float" office:value="0.182861" calcext:value-type="float">
            <text:p>0.182861</text:p>
          </table:table-cell>
          <table:table-cell office:value-type="float" office:value="0.236917" calcext:value-type="float">
            <text:p>0.236917</text:p>
          </table:table-cell>
          <table:table-cell office:value-type="float" office:value="0.233567" calcext:value-type="float">
            <text:p>0.233567</text:p>
          </table:table-cell>
          <table:table-cell office:value-type="float" office:value="0.202281" calcext:value-type="float">
            <text:p>0.202281</text:p>
          </table:table-cell>
          <table:table-cell office:value-type="float" office:value="0.16187" calcext:value-type="float">
            <text:p>0.16187</text:p>
          </table:table-cell>
          <table:table-cell office:value-type="float" office:value="0.1251691" calcext:value-type="float">
            <text:p>0.1251691</text:p>
          </table:table-cell>
          <table:table-cell office:value-type="float" office:value="0.0531918" calcext:value-type="float">
            <text:p>0.0531918</text:p>
          </table:table-cell>
          <table:table-cell office:value-type="float" office:value="0.14341695" calcext:value-type="float">
            <text:p>0.14341695</text:p>
          </table:table-cell>
          <table:table-cell office:value-type="float" office:value="0.251976" calcext:value-type="float">
            <text:p>0.251976</text:p>
          </table:table-cell>
          <table:table-cell office:value-type="float" office:value="0.344290875" calcext:value-type="float">
            <text:p>0.344290875</text:p>
          </table:table-cell>
          <table:table-cell office:value-type="float" office:value="0.376443575" calcext:value-type="float">
            <text:p>0.376443575</text:p>
          </table:table-cell>
          <table:table-cell office:value-type="float" office:value="0.320822" calcext:value-type="float">
            <text:p>0.320822</text:p>
          </table:table-cell>
          <table:table-cell office:value-type="float" office:value="0.255829" calcext:value-type="float">
            <text:p>0.255829</text:p>
          </table:table-cell>
          <table:table-cell office:value-type="float" office:value="0.199387975" calcext:value-type="float">
            <text:p>0.199387975</text:p>
          </table:table-cell>
          <table:table-cell office:value-type="float" office:value="0.14496465" calcext:value-type="float">
            <text:p>0.14496465</text:p>
          </table:table-cell>
          <table:table-cell office:value-type="float" office:value="0.0291027975" calcext:value-type="float">
            <text:p>0.0291027975</text:p>
          </table:table-cell>
          <table:table-cell office:value-type="float" office:value="0.041578295" calcext:value-type="float">
            <text:p>0.041578295</text:p>
          </table:table-cell>
          <table:table-cell office:value-type="float" office:value="0.0704628" calcext:value-type="float">
            <text:p>0.0704628</text:p>
          </table:table-cell>
          <table:table-cell office:value-type="float" office:value="0.132208" calcext:value-type="float">
            <text:p>0.132208</text:p>
          </table:table-cell>
          <table:table-cell office:value-type="float" office:value="0.203764" calcext:value-type="float">
            <text:p>0.203764</text:p>
          </table:table-cell>
          <table:table-cell office:value-type="float" office:value="0.244802" calcext:value-type="float">
            <text:p>0.244802</text:p>
          </table:table-cell>
          <table:table-cell office:value-type="float" office:value="0.23483" calcext:value-type="float">
            <text:p>0.23483</text:p>
          </table:table-cell>
          <table:table-cell office:value-type="float" office:value="0.20094025" calcext:value-type="float">
            <text:p>0.20094025</text:p>
          </table:table-cell>
          <table:table-cell office:value-type="float" office:value="0.159337475" calcext:value-type="float">
            <text:p>0.159337475</text:p>
          </table:table-cell>
          <table:table-cell office:value-type="float" office:value="0.0510128775" calcext:value-type="float">
            <text:p>0.0510128775</text:p>
          </table:table-cell>
          <table:table-cell office:value-type="float" office:value="0.1189505" calcext:value-type="float">
            <text:p>0.1189505</text:p>
          </table:table-cell>
          <table:table-cell office:value-type="float" office:value="0.190395575" calcext:value-type="float">
            <text:p>0.190395575</text:p>
          </table:table-cell>
          <table:table-cell office:value-type="float" office:value="0.286056" calcext:value-type="float">
            <text:p>0.286056</text:p>
          </table:table-cell>
          <table:table-cell office:value-type="float" office:value="0.368631125" calcext:value-type="float">
            <text:p>0.368631125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333808" calcext:value-type="float">
            <text:p>0.333808</text:p>
          </table:table-cell>
          <table:table-cell office:value-type="float" office:value="0.265509" calcext:value-type="float">
            <text:p>0.265509</text:p>
          </table:table-cell>
          <table:table-cell office:value-type="float" office:value="0.2060956" calcext:value-type="float">
            <text:p>0.2060956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float" office:value="0.0141528" calcext:value-type="float">
            <text:p>0.0141528</text:p>
          </table:table-cell>
          <table:table-cell office:value-type="float" office:value="0.1001348" calcext:value-type="float">
            <text:p>0.1001348</text:p>
          </table:table-cell>
          <table:table-cell office:value-type="float" office:value="0.17103005" calcext:value-type="float">
            <text:p>0.17103005</text:p>
          </table:table-cell>
          <table:table-cell office:value-type="float" office:value="0.1939825" calcext:value-type="float">
            <text:p>0.1939825</text:p>
          </table:table-cell>
          <table:table-cell office:value-type="float" office:value="0.18803555" calcext:value-type="float">
            <text:p>0.18803555</text:p>
          </table:table-cell>
          <table:table-cell office:value-type="float" office:value="0.166850925" calcext:value-type="float">
            <text:p>0.166850925</text:p>
          </table:table-cell>
          <table:table-cell office:value-type="float" office:value="0.135226275" calcext:value-type="float">
            <text:p>0.135226275</text:p>
          </table:table-cell>
          <table:table-cell office:value-type="float" office:value="0.0966868" calcext:value-type="float">
            <text:p>0.0966868</text:p>
          </table:table-cell>
          <table:table-cell office:value-type="float" office:value="0.0782751425" calcext:value-type="float">
            <text:p>0.0782751425</text:p>
          </table:table-cell>
          <table:table-cell office:value-type="float" office:value="0.248919" calcext:value-type="float">
            <text:p>0.248919</text:p>
          </table:table-cell>
          <table:table-cell office:value-type="float" office:value="0.24150475" calcext:value-type="float">
            <text:p>0.24150475</text:p>
          </table:table-cell>
          <table:table-cell office:value-type="float" office:value="0.1912541" calcext:value-type="float">
            <text:p>0.1912541</text:p>
          </table:table-cell>
          <table:table-cell office:value-type="float" office:value="0.157647" calcext:value-type="float">
            <text:p>0.157647</text:p>
          </table:table-cell>
          <table:table-cell office:value-type="float" office:value="0.123380925" calcext:value-type="float">
            <text:p>0.123380925</text:p>
          </table:table-cell>
          <table:table-cell office:value-type="float" office:value="0.0858412725" calcext:value-type="float">
            <text:p>0.0858412725</text:p>
          </table:table-cell>
          <table:table-cell office:value-type="float" office:value="0.0527287575" calcext:value-type="float">
            <text:p>0.0527287575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949822725" calcext:value-type="float">
            <text:p>0.0949822725</text:p>
          </table:table-cell>
          <table:table-cell office:value-type="float" office:value="0.188658" calcext:value-type="float">
            <text:p>0.188658</text:p>
          </table:table-cell>
          <table:table-cell office:value-type="float" office:value="0.217104875" calcext:value-type="float">
            <text:p>0.217104875</text:p>
          </table:table-cell>
          <table:table-cell office:value-type="float" office:value="0.206485" calcext:value-type="float">
            <text:p>0.206485</text:p>
          </table:table-cell>
          <table:table-cell office:value-type="float" office:value="0.179506775" calcext:value-type="float">
            <text:p>0.179506775</text:p>
          </table:table-cell>
          <table:table-cell office:value-type="float" office:value="0.147981" calcext:value-type="float">
            <text:p>0.147981</text:p>
          </table:table-cell>
          <table:table-cell office:value-type="float" office:value="0.110284" calcext:value-type="float">
            <text:p>0.110284</text:p>
          </table:table-cell>
          <table:table-cell office:value-type="float" office:value="0.0733124" calcext:value-type="float">
            <text:p>0.0733124</text:p>
          </table:table-cell>
          <table:table-cell office:value-type="float" office:value="0.0703543" calcext:value-type="float">
            <text:p>0.0703543</text:p>
          </table:table-cell>
          <table:table-cell office:value-type="float" office:value="0.257284" calcext:value-type="float">
            <text:p>0.257284</text:p>
          </table:table-cell>
          <table:table-cell office:value-type="float" office:value="0.303108125" calcext:value-type="float">
            <text:p>0.303108125</text:p>
          </table:table-cell>
          <table:table-cell office:value-type="float" office:value="0.246403875" calcext:value-type="float">
            <text:p>0.246403875</text:p>
          </table:table-cell>
          <table:table-cell office:value-type="float" office:value="0.202621" calcext:value-type="float">
            <text:p>0.202621</text:p>
          </table:table-cell>
          <table:table-cell office:value-type="float" office:value="0.1642665" calcext:value-type="float">
            <text:p>0.1642665</text:p>
          </table:table-cell>
          <table:table-cell office:value-type="float" office:value="0.122088" calcext:value-type="float">
            <text:p>0.122088</text:p>
          </table:table-cell>
          <table:table-cell office:value-type="float" office:value="0.0808182175" calcext:value-type="float">
            <text:p>0.0808182175</text:p>
          </table:table-cell>
          <table:table-cell office:value-type="float" office:value="0.0468927375" calcext:value-type="float">
            <text:p>0.0468927375</text:p>
          </table:table-cell>
          <table:table-cell office:value-type="float" office:value="0.010072365" calcext:value-type="float">
            <text:p>0.010072365</text:p>
          </table:table-cell>
          <table:table-cell office:value-type="float" office:value="0.0798554325" calcext:value-type="float">
            <text:p>0.0798554325</text:p>
          </table:table-cell>
          <table:table-cell office:value-type="float" office:value="0.183155725" calcext:value-type="float">
            <text:p>0.183155725</text:p>
          </table:table-cell>
          <table:table-cell office:value-type="float" office:value="0.229818" calcext:value-type="float">
            <text:p>0.229818</text:p>
          </table:table-cell>
          <table:table-cell office:value-type="float" office:value="0.221452375" calcext:value-type="float">
            <text:p>0.221452375</text:p>
          </table:table-cell>
          <table:table-cell office:value-type="float" office:value="0.189457225" calcext:value-type="float">
            <text:p>0.189457225</text:p>
          </table:table-cell>
          <table:table-cell office:value-type="float" office:value="0.154869" calcext:value-type="float">
            <text:p>0.154869</text:p>
          </table:table-cell>
          <table:table-cell office:value-type="float" office:value="0.1197575" calcext:value-type="float">
            <text:p>0.1197575</text:p>
          </table:table-cell>
          <table:table-cell office:value-type="float" office:value="0.0837316" calcext:value-type="float">
            <text:p>0.0837316</text:p>
          </table:table-cell>
          <table:table-cell office:value-type="float" office:value="0.0604727625" calcext:value-type="float">
            <text:p>0.0604727625</text:p>
          </table:table-cell>
          <table:table-cell office:value-type="float" office:value="0.23704035" calcext:value-type="float">
            <text:p>0.23704035</text:p>
          </table:table-cell>
          <table:table-cell office:value-type="float" office:value="0.3311408" calcext:value-type="float">
            <text:p>0.3311408</text:p>
          </table:table-cell>
          <table:table-cell office:value-type="float" office:value="0.30179275" calcext:value-type="float">
            <text:p>0.30179275</text:p>
          </table:table-cell>
          <table:table-cell office:value-type="float" office:value="0.245121" calcext:value-type="float">
            <text:p>0.245121</text:p>
          </table:table-cell>
          <table:table-cell office:value-type="float" office:value="0.199299425" calcext:value-type="float">
            <text:p>0.199299425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09671275" calcext:value-type="float">
            <text:p>0.109671275</text:p>
          </table:table-cell>
          <table:table-cell office:value-type="float" office:value="0.0687525125" calcext:value-type="float">
            <text:p>0.0687525125</text:p>
          </table:table-cell>
          <table:table-cell office:value-type="float" office:value="0.0140455" calcext:value-type="float">
            <text:p>0.0140455</text:p>
          </table:table-cell>
          <table:table-cell office:value-type="float" office:value="0.0616815" calcext:value-type="float">
            <text:p>0.0616815</text:p>
          </table:table-cell>
          <table:table-cell office:value-type="float" office:value="0.156919325" calcext:value-type="float">
            <text:p>0.156919325</text:p>
          </table:table-cell>
          <table:table-cell office:value-type="float" office:value="0.2335673" calcext:value-type="float">
            <text:p>0.2335673</text:p>
          </table:table-cell>
          <table:table-cell office:value-type="float" office:value="0.24213895" calcext:value-type="float">
            <text:p>0.24213895</text:p>
          </table:table-cell>
          <table:table-cell office:value-type="float" office:value="0.21415245" calcext:value-type="float">
            <text:p>0.21415245</text:p>
          </table:table-cell>
          <table:table-cell office:value-type="float" office:value="0.1744477" calcext:value-type="float">
            <text:p>0.1744477</text:p>
          </table:table-cell>
          <table:table-cell office:value-type="float" office:value="0.137784" calcext:value-type="float">
            <text:p>0.137784</text:p>
          </table:table-cell>
          <table:table-cell office:value-type="float" office:value="0.102334575" calcext:value-type="float">
            <text:p>0.102334575</text:p>
          </table:table-cell>
          <table:table-cell office:value-type="float" office:value="0.0548131" calcext:value-type="float">
            <text:p>0.0548131</text:p>
          </table:table-cell>
          <table:table-cell office:value-type="float" office:value="0.200666" calcext:value-type="float">
            <text:p>0.200666</text:p>
          </table:table-cell>
          <table:table-cell office:value-type="float" office:value="0.32046" calcext:value-type="float">
            <text:p>0.32046</text:p>
          </table:table-cell>
          <table:table-cell office:value-type="float" office:value="0.362492" calcext:value-type="float">
            <text:p>0.362492</text:p>
          </table:table-cell>
          <table:table-cell office:value-type="float" office:value="0.312323175" calcext:value-type="float">
            <text:p>0.312323175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0.202486" calcext:value-type="float">
            <text:p>0.202486</text:p>
          </table:table-cell>
          <table:table-cell office:value-type="float" office:value="0.152832125" calcext:value-type="float">
            <text:p>0.152832125</text:p>
          </table:table-cell>
          <table:table-cell office:value-type="float" office:value="0.104774" calcext:value-type="float">
            <text:p>0.104774</text:p>
          </table:table-cell>
          <table:table-cell office:value-type="float" office:value="0.0255866" calcext:value-type="float">
            <text:p>0.0255866</text:p>
          </table:table-cell>
          <table:table-cell office:value-type="float" office:value="0.048122405" calcext:value-type="float">
            <text:p>0.048122405</text:p>
          </table:table-cell>
          <table:table-cell office:value-type="float" office:value="0.116224625" calcext:value-type="float">
            <text:p>0.116224625</text:p>
          </table:table-cell>
          <table:table-cell office:value-type="float" office:value="0.203318225" calcext:value-type="float">
            <text:p>0.203318225</text:p>
          </table:table-cell>
          <table:table-cell office:value-type="float" office:value="0.257231" calcext:value-type="float">
            <text:p>0.257231</text:p>
          </table:table-cell>
          <table:table-cell office:value-type="float" office:value="0.249733" calcext:value-type="float">
            <text:p>0.249733</text:p>
          </table:table-cell>
          <table:table-cell office:value-type="float" office:value="0.214775" calcext:value-type="float">
            <text:p>0.214775</text:p>
          </table:table-cell>
          <table:table-cell office:value-type="float" office:value="0.171894" calcext:value-type="float">
            <text:p>0.171894</text:p>
          </table:table-cell>
          <table:table-cell office:value-type="float" office:value="0.134031325" calcext:value-type="float">
            <text:p>0.134031325</text:p>
          </table:table-cell>
          <table:table-cell office:value-type="float" office:value="0.058446165" calcext:value-type="float">
            <text:p>0.058446165</text:p>
          </table:table-cell>
          <table:table-cell office:value-type="float" office:value="0.155558" calcext:value-type="float">
            <text:p>0.155558</text:p>
          </table:table-cell>
          <table:table-cell office:value-type="float" office:value="0.2684124" calcext:value-type="float">
            <text:p>0.2684124</text:p>
          </table:table-cell>
          <table:table-cell office:value-type="float" office:value="0.361765" calcext:value-type="float">
            <text:p>0.361765</text:p>
          </table:table-cell>
          <table:table-cell office:value-type="float" office:value="0.392433475" calcext:value-type="float">
            <text:p>0.392433475</text:p>
          </table:table-cell>
          <table:table-cell office:value-type="float" office:value="0.33700005" calcext:value-type="float">
            <text:p>0.33700005</text:p>
          </table:table-cell>
          <table:table-cell office:value-type="float" office:value="0.27190185" calcext:value-type="float">
            <text:p>0.27190185</text:p>
          </table:table-cell>
          <table:table-cell office:value-type="float" office:value="0.2145362" calcext:value-type="float">
            <text:p>0.2145362</text:p>
          </table:table-cell>
          <table:table-cell office:value-type="float" office:value="0.16074905" calcext:value-type="float">
            <text:p>0.16074905</text:p>
          </table:table-cell>
          <table:table-cell office:value-type="float" office:value="0.0305409" calcext:value-type="float">
            <text:p>0.0305409</text:p>
          </table:table-cell>
          <table:table-cell office:value-type="float" office:value="0.0452223125" calcext:value-type="float">
            <text:p>0.0452223125</text:p>
          </table:table-cell>
          <table:table-cell office:value-type="float" office:value="0.0807668" calcext:value-type="float">
            <text:p>0.0807668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0.22266765" calcext:value-type="float">
            <text:p>0.22266765</text:p>
          </table:table-cell>
          <table:table-cell office:value-type="float" office:value="0.262776" calcext:value-type="float">
            <text:p>0.262776</text:p>
          </table:table-cell>
          <table:table-cell office:value-type="float" office:value="0.2482941" calcext:value-type="float">
            <text:p>0.2482941</text:p>
          </table:table-cell>
          <table:table-cell office:value-type="float" office:value="0.210980525" calcext:value-type="float">
            <text:p>0.210980525</text:p>
          </table:table-cell>
          <table:table-cell office:value-type="float" office:value="0.16756875" calcext:value-type="float">
            <text:p>0.16756875</text:p>
          </table:table-cell>
          <table:table-cell office:value-type="float" office:value="0.0554816" calcext:value-type="float">
            <text:p>0.0554816</text:p>
          </table:table-cell>
          <table:table-cell office:value-type="float" office:value="0.130151" calcext:value-type="float">
            <text:p>0.130151</text:p>
          </table:table-cell>
          <table:table-cell office:value-type="float" office:value="0.205685" calcext:value-type="float">
            <text:p>0.205685</text:p>
          </table:table-cell>
          <table:table-cell office:value-type="float" office:value="0.303931" calcext:value-type="float">
            <text:p>0.303931</text:p>
          </table:table-cell>
          <table:table-cell office:value-type="float" office:value="0.38619485" calcext:value-type="float">
            <text:p>0.38619485</text:p>
          </table:table-cell>
          <table:table-cell office:value-type="float" office:value="0.409731025" calcext:value-type="float">
            <text:p>0.409731025</text:p>
          </table:table-cell>
          <table:table-cell office:value-type="float" office:value="0.350752" calcext:value-type="float">
            <text:p>0.350752</text:p>
          </table:table-cell>
          <table:table-cell office:value-type="float" office:value="0.28219535" calcext:value-type="float">
            <text:p>0.28219535</text:p>
          </table:table-cell>
          <table:table-cell office:value-type="float" office:value="0.22226445" calcext:value-type="float">
            <text:p>0.22226445</text:p>
          </table:table-cell>
        </table:table-row>
      </table:table>
      <table:table table:name="in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these general prevalences you get when pasting the individual C++ output files (eg.HSRCCalib2022.txt) into the OutPrevalence38.xls sheets (e.g. the sheet HSRCcalib2022 sheet in the excel file). It then calculates the average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R</number:text>
      <number:number number:decimal-places="0" number:min-decimal-places="0" number:min-integer-digits="1" number:grouping="true"/>
    </number:number-style>
    <number:number-style style:name="N130">
      <number:text>-R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R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R</number:text>
      <number:number number:decimal-places="2" number:min-decimal-places="2" number:min-integer-digits="1" number:grouping="true"/>
    </number:number-style>
    <number:number-style style:name="N133">
      <number:text>-R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R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R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R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R </number:text>
      <number:number number:decimal-places="0" number:min-decimal-places="0" number:min-integer-digits="1" number:grouping="true"/>
    </number:number-style>
    <number:number-style style:name="N174">
      <number:text>R 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5P0" style:volatile="true">
      <number:text>R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R </number:text>
      <number:number number:decimal-places="2" number:min-decimal-places="2" number:min-integer-digits="1" number:grouping="true"/>
    </number:number-style>
    <number:number-style style:name="N177">
      <number:text>R 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>R 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R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R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91">
      <number:number number:decimal-places="1" number:min-decimal-places="1" number:min-integer-digits="1"/>
      <number:text>%</number:text>
    </number:percentage-style>
    <number:number-style style:name="N192">
      <number:number number:decimal-places="1" number:min-decimal-places="1" number:min-integer-digits="1"/>
    </number:number-style>
    <number:number-style style:name="N193">
      <number:number number:decimal-places="4" number:min-decimal-places="4" number:min-integer-digits="1"/>
    </number:number-style>
    <number:number-style style:name="N194">
      <number:number number:decimal-places="5" number:min-decimal-places="5" number:min-integer-digits="1"/>
    </number:number-style>
    <number:number-style style:name="N195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20121" number:language="en" number:country="ZA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6:54:50.416877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nina Anderegg</meta:initial-creator>
    <meta:creation-date>2024-07-16T16:30:27.006829769</meta:creation-date>
    <dc:date>2024-07-16T16:57:50.865831692</dc:date>
    <dc:creator>Nanina Anderegg</dc:creator>
    <meta:editing-duration>PT16M59S</meta:editing-duration>
    <meta:editing-cycles>3</meta:editing-cycles>
    <meta:generator>LibreOffice/7.6.7.2$Linux_X86_64 LibreOffice_project/60$Build-2</meta:generator>
    <meta:document-statistic meta:table-count="2" meta:cell-count="643" meta:object-count="0"/>
  </office:meta>
</office:document-meta>
</file>